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3pt" officeooo:rsid="001cef19" officeooo:paragraph-rsid="002686e0" style:font-size-asian="13pt" style:font-size-complex="13pt"/>
    </style:style>
    <style:style style:name="P2" style:family="paragraph" style:parent-style-name="Standard">
      <style:paragraph-properties fo:text-align="justify" style:justify-single-word="false"/>
      <style:text-properties fo:font-size="13pt" officeooo:rsid="001f88b8" officeooo:paragraph-rsid="0024ed51" style:font-size-asian="13pt" style:font-size-complex="13pt"/>
    </style:style>
    <style:style style:name="P3" style:family="paragraph" style:parent-style-name="Standard">
      <style:paragraph-properties fo:text-align="justify" style:justify-single-word="false"/>
      <style:text-properties fo:font-size="13pt" officeooo:rsid="001f88b8" officeooo:paragraph-rsid="002686e0" style:font-size-asian="13pt" style:font-size-complex="13pt"/>
    </style:style>
    <style:style style:name="P4" style:family="paragraph" style:parent-style-name="Standard">
      <style:paragraph-properties fo:text-align="justify" style:justify-single-word="false"/>
      <style:text-properties fo:font-size="13pt" officeooo:rsid="000df493" officeooo:paragraph-rsid="0024ed51" style:font-size-asian="13pt" style:font-size-complex="13pt"/>
    </style:style>
    <style:style style:name="P5" style:family="paragraph" style:parent-style-name="Standard">
      <style:paragraph-properties fo:text-align="justify" style:justify-single-word="false"/>
      <style:text-properties fo:font-size="13pt" officeooo:rsid="00180b22" officeooo:paragraph-rsid="0024ed51" style:font-size-asian="13pt" style:font-size-complex="13pt"/>
    </style:style>
    <style:style style:name="P6" style:family="paragraph" style:parent-style-name="Standard">
      <style:paragraph-properties fo:text-align="justify" style:justify-single-word="false"/>
      <style:text-properties fo:font-size="13pt" officeooo:rsid="002a5261" officeooo:paragraph-rsid="003881ce" style:font-size-asian="13pt" style:font-size-complex="13pt"/>
    </style:style>
    <style:style style:name="P7" style:family="paragraph" style:parent-style-name="Standard">
      <style:paragraph-properties fo:text-align="justify" style:justify-single-word="false"/>
      <style:text-properties fo:font-size="13pt" officeooo:rsid="0019e559" officeooo:paragraph-rsid="002a5261" style:font-size-asian="13pt" style:font-size-complex="13pt"/>
    </style:style>
    <style:style style:name="P8" style:family="paragraph" style:parent-style-name="Standard">
      <style:paragraph-properties fo:text-align="justify" style:justify-single-word="false"/>
      <style:text-properties fo:font-size="13pt" officeooo:paragraph-rsid="002723e7" style:font-size-asian="13pt" style:font-size-complex="13pt"/>
    </style:style>
    <style:style style:name="P9" style:family="paragraph" style:parent-style-name="Standard">
      <style:paragraph-properties fo:text-align="justify" style:justify-single-word="false"/>
      <style:text-properties fo:font-size="13pt" officeooo:paragraph-rsid="00391bf4" style:font-size-asian="13pt" style:font-size-complex="13pt"/>
    </style:style>
    <style:style style:name="P10" style:family="paragraph" style:parent-style-name="Standard">
      <style:paragraph-properties fo:text-align="justify" style:justify-single-word="false"/>
      <style:text-properties fo:font-size="13pt" officeooo:paragraph-rsid="0021a705" style:font-size-asian="13pt" style:font-size-complex="13pt"/>
    </style:style>
    <style:style style:name="P11" style:family="paragraph" style:parent-style-name="Standard">
      <style:paragraph-properties fo:text-align="justify" style:justify-single-word="false"/>
      <style:text-properties fo:font-size="13pt" officeooo:paragraph-rsid="002673f9" style:font-size-asian="13pt" style:font-size-complex="13pt"/>
    </style:style>
    <style:style style:name="P12" style:family="paragraph" style:parent-style-name="Standard">
      <style:paragraph-properties fo:text-align="justify" style:justify-single-word="false"/>
      <style:text-properties fo:font-size="13pt" officeooo:paragraph-rsid="002686e0" style:font-size-asian="13pt" style:font-size-complex="13pt"/>
    </style:style>
    <style:style style:name="P13" style:family="paragraph" style:parent-style-name="Standard">
      <style:paragraph-properties fo:text-align="justify" style:justify-single-word="false"/>
      <style:text-properties fo:font-size="13pt" officeooo:rsid="0029183a" officeooo:paragraph-rsid="0029183a" style:font-size-asian="13pt" style:font-size-complex="13pt"/>
    </style:style>
    <style:style style:name="P14" style:family="paragraph" style:parent-style-name="Standard">
      <style:paragraph-properties fo:text-align="justify" style:justify-single-word="false"/>
      <style:text-properties fo:font-size="13pt" officeooo:rsid="004ee18f" officeooo:paragraph-rsid="0024ed51" style:font-size-asian="13pt" style:font-size-complex="13pt"/>
    </style:style>
    <style:style style:name="P15" style:family="paragraph" style:parent-style-name="Standard">
      <style:paragraph-properties fo:text-align="justify" style:justify-single-word="false"/>
      <style:text-properties fo:font-size="13pt" officeooo:rsid="001fc8bb" officeooo:paragraph-rsid="001fc8bb" style:font-size-asian="13pt" style:font-size-complex="13pt"/>
    </style:style>
    <style:style style:name="P16" style:family="paragraph" style:parent-style-name="Standard">
      <style:paragraph-properties fo:text-align="justify" style:justify-single-word="false"/>
      <style:text-properties fo:font-size="13pt" style:text-underline-style="solid" style:text-underline-width="auto" style:text-underline-color="font-color" officeooo:rsid="0019e559" officeooo:paragraph-rsid="002a5261" style:font-size-asian="13pt" style:font-size-complex="13pt"/>
    </style:style>
    <style:style style:name="P17" style:family="paragraph" style:parent-style-name="Standard">
      <style:paragraph-properties fo:text-align="justify" style:justify-single-word="false"/>
      <style:text-properties fo:font-size="13pt" style:text-underline-style="none" officeooo:paragraph-rsid="0021a705" style:font-size-asian="13pt" style:font-size-complex="13pt"/>
    </style:style>
    <style:style style:name="P18" style:family="paragraph" style:parent-style-name="Standard">
      <style:paragraph-properties fo:text-align="justify" style:justify-single-word="false"/>
      <style:text-properties fo:font-size="13pt" style:text-underline-style="none" officeooo:rsid="001fc8bb" officeooo:paragraph-rsid="0021a705" style:font-size-asian="13pt" style:font-size-complex="13pt"/>
    </style:style>
    <style:style style:name="P19" style:family="paragraph" style:parent-style-name="Standard">
      <style:paragraph-properties fo:text-align="justify" style:justify-single-word="false"/>
      <style:text-properties officeooo:rsid="0019e559" officeooo:paragraph-rsid="002a5261"/>
    </style:style>
    <style:style style:name="P20" style:family="paragraph" style:parent-style-name="Standard">
      <style:paragraph-properties fo:text-align="justify" style:justify-single-word="false"/>
      <style:text-properties fo:font-size="13pt" officeooo:paragraph-rsid="002673f9"/>
    </style:style>
    <style:style style:name="P21" style:family="paragraph" style:parent-style-name="Standard">
      <style:paragraph-properties fo:text-align="justify" style:justify-single-word="false"/>
      <style:text-properties fo:font-size="13pt" officeooo:paragraph-rsid="003f97c7"/>
    </style:style>
    <style:style style:name="T1" style:family="text">
      <style:text-properties officeooo:rsid="0021a705"/>
    </style:style>
    <style:style style:name="T2" style:family="text">
      <style:text-properties fo:font-size="13pt" style:font-size-asian="13pt" style:font-size-complex="13pt"/>
    </style:style>
    <style:style style:name="T3" style:family="text">
      <style:text-properties fo:font-size="13pt" officeooo:rsid="003881ce" style:font-size-asian="13pt" style:font-size-complex="13pt"/>
    </style:style>
    <style:style style:name="T4" style:family="text">
      <style:text-properties officeooo:rsid="002d5cc9"/>
    </style:style>
    <style:style style:name="T5" style:family="text">
      <style:text-properties officeooo:rsid="003941bb"/>
    </style:style>
    <style:style style:name="T6" style:family="text">
      <style:text-properties officeooo:rsid="0024ed51"/>
    </style:style>
    <style:style style:name="T7" style:family="text">
      <style:text-properties officeooo:rsid="004418ef"/>
    </style:style>
    <style:style style:name="T8" style:family="text">
      <style:text-properties officeooo:rsid="004a7fef"/>
    </style:style>
    <style:style style:name="T9" style:family="text">
      <style:text-properties officeooo:rsid="004b633a"/>
    </style:style>
    <style:style style:name="T10" style:family="text">
      <style:text-properties officeooo:rsid="000fede4"/>
    </style:style>
    <style:style style:name="T11" style:family="text">
      <style:text-properties officeooo:rsid="002be883"/>
    </style:style>
    <style:style style:name="T12" style:family="text">
      <style:text-properties officeooo:rsid="00386e7c"/>
    </style:style>
    <style:style style:name="T13" style:family="text">
      <style:text-properties officeooo:rsid="00207b5e"/>
    </style:style>
    <style:style style:name="T14" style:family="text">
      <style:text-properties officeooo:rsid="001fc8bb"/>
    </style:style>
    <style:style style:name="T15" style:family="text">
      <style:text-properties style:text-underline-style="none"/>
    </style:style>
    <style:style style:name="T16" style:family="text">
      <style:text-properties style:text-underline-style="none" officeooo:rsid="002673f9"/>
    </style:style>
    <style:style style:name="T17" style:family="text">
      <style:text-properties style:text-underline-style="none" officeooo:rsid="0028ae10"/>
    </style:style>
    <style:style style:name="T18" style:family="text">
      <style:text-properties style:text-underline-style="none" officeooo:rsid="002f22ff"/>
    </style:style>
    <style:style style:name="T19" style:family="text">
      <style:text-properties style:text-underline-style="none" style:font-size-asian="13pt" style:font-size-complex="13pt"/>
    </style:style>
    <style:style style:name="T20" style:family="text">
      <style:text-properties style:text-underline-style="none" officeooo:rsid="002673f9" style:font-size-asian="13pt" style:font-size-complex="13pt"/>
    </style:style>
    <style:style style:name="T21" style:family="text">
      <style:text-properties style:text-underline-style="none" officeooo:rsid="0028ae10" style:font-size-asian="13pt" style:font-size-complex="13pt"/>
    </style:style>
    <style:style style:name="T22" style:family="text">
      <style:text-properties officeooo:rsid="003881ce"/>
    </style:style>
    <style:style style:name="T23" style:family="text">
      <style:text-properties fo:language="en" fo:country="GB"/>
    </style:style>
    <style:style style:name="T24" style:family="text">
      <style:text-properties officeooo:rsid="00391bf4"/>
    </style:style>
    <style:style style:name="T25" style:family="text">
      <style:text-properties style:text-position="super 58%" officeooo:rsid="0021a705"/>
    </style:style>
    <style:style style:name="T26" style:family="text">
      <style:text-properties officeooo:rsid="000c1ca6"/>
    </style:style>
    <style:style style:name="T27" style:family="text">
      <style:text-properties officeooo:rsid="001a98f0"/>
    </style:style>
    <style:style style:name="T28" style:family="text">
      <style:text-properties officeooo:rsid="003cf652"/>
    </style:style>
    <style:style style:name="T29"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30" style:family="text">
      <style:text-properties fo:font-variant="normal" fo:text-transform="none" fo:color="#000000" style:text-line-through-style="none" style:text-line-through-type="none" style:font-name="Liberation Serif"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font-name="Liberation Serif" fo:font-style="normal" style:text-underline-style="none" fo:font-weight="normal" officeooo:rsid="003e647c" style:text-blinking="false" fo:background-color="transparent" loext:char-shading-value="0"/>
    </style:style>
    <style:style style:name="T32" style:family="text">
      <style:text-properties fo:font-variant="normal" fo:text-transform="none" fo:color="#000000" style:text-line-through-style="none" style:text-line-through-type="none" style:font-name="Liberation Serif" fo:font-style="normal" style:text-underline-style="none" fo:font-weight="normal" officeooo:rsid="003f97c7" style:text-blinking="false" fo:background-color="transparent" loext:char-shading-value="0"/>
    </style:style>
    <style:style style:name="T33" style:family="text">
      <style:text-properties officeooo:rsid="00391bf4" style:font-size-asian="13pt" style:font-size-complex="13pt"/>
    </style:style>
    <style:style style:name="T34" style:family="text">
      <style:text-properties officeooo:rsid="000c1ca6" style:font-size-asian="13pt" style:font-size-complex="13pt"/>
    </style:style>
    <style:style style:name="T35" style:family="text">
      <style:text-properties officeooo:rsid="003e647c" style:font-size-asian="13pt" style:font-size-complex="13pt"/>
    </style:style>
    <style:style style:name="T36" style:family="text">
      <style:text-properties officeooo:rsid="001f88b8" style:font-size-asian="13pt" style:font-size-complex="13pt"/>
    </style:style>
    <style:style style:name="T37" style:family="text">
      <style:text-properties officeooo:rsid="002be883" style:font-size-asian="13pt" style:font-size-complex="13pt"/>
    </style:style>
    <style:style style:name="T38" style:family="text">
      <style:text-properties officeooo:rsid="00386e7c" style:font-size-asian="13pt" style:font-size-complex="13pt"/>
    </style:style>
    <style:style style:name="T39" style:family="text">
      <style:text-properties officeooo:rsid="00207b5e" style:font-size-asian="13pt" style:font-size-complex="13pt"/>
    </style:style>
    <style:style style:name="T40" style:family="text">
      <style:text-properties officeooo:rsid="003f97c7"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2"><text:tab/><text:tab/><text:tab/><text:tab/><text:tab/><text:tab/><text:tab/><text:tab/><text:tab/>Jummy Funke David</text:span><text:tab/><text:tab/><text:tab/><text:tab/><text:tab/><text:tab/><text:tab/><text:tab/><text:tab/><text:tab/>121-1984 Mathematics Road</text:p>
      <text:p text:style-name="P7"><text:tab/><text:tab/><text:tab/><text:tab/><text:tab/><text:tab/><text:tab/><text:tab/><text:tab/>Vancouver, BC V6T 1Z2, </text:p>
      <text:p text:style-name="P19"><text:span text:style-name="T2"><text:tab/><text:tab/><text:tab/><text:tab/><text:tab/><text:tab/><text:tab/><text:tab/><text:tab/></text:span><text:span text:style-name="T3">E: </text:span><text:a xlink:type="simple" xlink:href="mailto:jummy30@math.ubc.ca"><text:span text:style-name="T3">jummy30@math.ubc.ca</text:span></text:a></text:p>
      <text:p text:style-name="P7"><text:tab/><text:tab/><text:tab/><text:tab/><text:tab/><text:tab/><text:tab/><text:tab/><text:tab/><text:span text:style-name="T22">T: 778-986-3508</text:span></text:p>
      <text:p text:style-name="P16"/>
      <text:p text:style-name="P8">Interdisciplinary Studies Graduate Program</text:p>
      <text:p text:style-name="P13">270, 2357 Main Mall</text:p>
      <text:p text:style-name="P13">H.R. <text:span text:style-name="T23">MacMillan</text:span> Building</text:p>
      <text:p text:style-name="P13">Vancouver, BC V6T 1Z4</text:p>
      <text:p text:style-name="P8"/>
      <text:p text:style-name="P9"><text:span text:style-name="T1">21</text:span><text:span text:style-name="T25">st</text:span><text:span text:style-name="T1"> April 2017</text:span></text:p>
      <text:p text:style-name="P9"><text:tab/><text:tab/><text:tab/><text:tab/></text:p>
      <text:p text:style-name="P10">Dear Sir/Ma<text:span text:style-name="T6">dam</text:span>,</text:p>
      <text:p text:style-name="P10"/>
      <text:p text:style-name="P20"><text:span text:style-name="T19">I am </text:span><text:span text:style-name="T33">applying for </text:span><text:span text:style-name="T20">transfer to PhD</text:span><text:span text:style-name="T21"> in</text:span><text:span text:style-name="T20"> Interdisciplinary studies graduate program. </text:span><text:span text:style-name="T34">I have always wanted to apply my knowledge of mathematics to real-life phenomena. I am interested in mathematical epidemiology with application to disease modelling in order to help answer some public health questions. Mathematics has extensively been used to study, analyze and understand disease dynamics. </text:span><text:span text:style-name="T35">S</text:span><text:span text:style-name="T30">kills and experience</text:span><text:span text:style-name="T31">s</text:span><text:span text:style-name="T30"> required for my research is beyond the boundaries of a department. My research interest is mathematical epidemiology with application to disease modelling in order to help answer some public health questions.</text:span></text:p>
      <text:p text:style-name="P11"/>
      <text:p text:style-name="P4"/>
      <text:p text:style-name="P4">While UBC has a great mathematics department, <text:span text:style-name="T7">my interests in epidemiology go beyond its mathematical aspects. There has been a great deal of progress, especially since the SARS epidemic, in bringing mathematical modellers and public health professionals together because the perspectives of mathematical modellers and public health professionals towards disease transmission modelling are quite different. <text:s/></text:span>As such I feel that <text:span text:style-name="T8">the desire to learn both points of view will be an excellent goal.</text:span></text:p>
      <text:p text:style-name="P4"/>
      <text:p text:style-name="P4">My research which explores various biological and <text:span text:style-name="T9">mathematical</text:span> dimensions of Epidemiology would be best carried out through a blended knowledge from<text:span text:style-name="T28"> </text:span>disciplines including mathematics, data science and public health (epidemiology). An exciting, innovative and exploratory area of study such as this requires an integrated <text:span text:style-name="T10">interdisciplinary approach that will enable learning and discovery, while providing a foundation to study complex issues. I am therefore proposing an interdisciplinary studies with an emphasis in mathematics and public health (epidemiology) so that I may continue to study mathematical epidemiology at UBC. If I pursue this research, I feel that I will be graduating from UBC with a stronger background in mathematical epidemiology than is currently available to me, along with strong background in data analysis. In general, I know that this research will contribute to a more enjoyable UBC experience for me and would better prepare me for the type of work I hope to pursue in the future.</text:span></text:p>
      <text:p text:style-name="P5"/>
      <text:p text:style-name="P12"><text:span text:style-name="T27">Before beginning my graduate studies, I completed a bachelor's degree in Mathematics and was fortunate enough as an undergraduate to have found exhilarating joy in academic research on disease modelling. During my undergraduate research, I worked on a research project at Ladoke Akintola University of Technology and developed a mathematical model </text:span><text:soft-page-break/><text:span text:style-name="T27">for the spread of HIV/AIDS. In August 2015, I completed Master of Science degree (Coursework and Research) in Applied Mathematics under the supervision of Professor Fred Brauer at UBC Vancouver, Canada. I did a comprehensive analysis of the Co-infection of HIV and Tuberculosis with the best approach in which co-infection of these <text:s/>diseases could be reduced. As a student in the graduate program in Mathematics, my scholarly concerns were mostly focused on Mathematics and human health. I have always had interest in projects that are interdisciplinary and which also foster a broad epidemiological dialogue.</text:span></text:p>
      <text:p text:style-name="P1"/>
      <text:p text:style-name="P3">I am good at working independently and as part of a team. I have also grown accustomed to teamwork through my invo<text:span text:style-name="T4">l</text:span>vement in music. I am convinced that my various student jobs in bank and at UBC (graduate teaching and research assistant) demonstrate that I am able to deal ca<text:span text:style-name="T5">l</text:span>mly with stressful situations and difficult people. I believe my extensive academic background, research experience , programming skills (python, sage, R, Latex <text:s/>and Matlab) and other skills have prepared me to take up a career in interdisciplinary studies.</text:p>
      <text:p text:style-name="P3"/>
      <text:p text:style-name="P21"><text:span text:style-name="T36">Furthermore, the combination of experienced researcher</text:span><text:span text:style-name="T37">s</text:span><text:span text:style-name="T36"> </text:span><text:span text:style-name="T40">from Mathematics and F</text:span><text:span text:style-name="T30">aculty of <text:s/></text:span><text:span text:style-name="T32">medicine </text:span><text:span text:style-name="T36">(Professor Fred Brauer from </text:span><text:span text:style-name="T38">the department of m</text:span><text:span text:style-name="T36">athematics and Professor Viviane Lima from </text:span><text:span text:style-name="T38">the faculty of m</text:span><text:span text:style-name="T36">edicine) give me no doubt that interdisciplinary studies is the best place for my research. </text:span><text:span text:style-name="T39">I hope to make substantial contributions to the field of mathematics, epidemiology and public health in general with the believe that my research will be beneficial to the University and the world at large.</text:span></text:p>
      <text:p text:style-name="P2"/>
      <text:p text:style-name="P14">I have attached with this letter a copy of my proof of financial support for the four years of my PhD program. <text:span text:style-name="T14">Please do not hesitate to contact me should you require any further information or documentation. I will welcome the opportunity to discuss this in an interview. Thank you for your time and consideration.</text:span></text:p>
      <text:p text:style-name="P15"/>
      <text:p text:style-name="P10"><text:span text:style-name="T18">Sincerely</text:span><text:span text:style-name="T15">,</text:span></text:p>
      <text:p text:style-name="P17"/>
      <text:p text:style-name="P17"/>
      <text:p text:style-name="P18">Jummy Funke Davi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11:42:09.715384955</meta:creation-date>
    <dc:date>2017-04-23T19:35:08.599499368</dc:date>
    <meta:editing-duration>PT15H47M59S</meta:editing-duration>
    <meta:editing-cycles>33</meta:editing-cycles>
    <meta:generator>LibreOffice/4.2.8.2$Linux_X86_64 LibreOffice_project/420m0$Build-2</meta:generator>
    <meta:document-statistic meta:table-count="0" meta:image-count="0" meta:object-count="0" meta:page-count="2" meta:paragraph-count="20" meta:word-count="721" meta:character-count="4747" meta:non-whitespace-character-count="3990"/>
  </office:meta>
</office:document-meta>
</file>